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rsid="0005b0ad" officeooo:paragraph-rsid="0005b0ad"/>
    </style:style>
    <style:style style:name="P3" style:family="paragraph" style:parent-style-name="Text_20_body">
      <style:text-properties officeooo:paragraph-rsid="0005b0ad"/>
    </style:style>
    <style:style style:name="P4" style:family="paragraph" style:parent-style-name="Text_20_body">
      <style:text-properties officeooo:paragraph-rsid="0005cf7f"/>
    </style:style>
    <style:style style:name="P5" style:family="paragraph" style:parent-style-name="Text_20_body">
      <style:text-properties officeooo:rsid="0005cf7f" officeooo:paragraph-rsid="0005cf7f"/>
    </style:style>
    <style:style style:name="P6" style:family="paragraph" style:parent-style-name="Heading_20_1">
      <style:paragraph-properties fo:text-align="center" style:justify-single-word="false"/>
      <style:text-properties fo:font-variant="normal" fo:text-transform="none" fo:color="#24292e" fo:letter-spacing="normal" style:font-name-asian="apple-system" style:font-style-asian="normal" style:font-weight-asian="bold"/>
    </style:style>
    <style:style style:name="P7" style:family="paragraph" style:parent-style-name="Preformatted_20_Text">
      <style:text-properties officeooo:paragraph-rsid="0005b0ad"/>
    </style:style>
    <style:style style:name="P8" style:family="paragraph" style:parent-style-name="Preformatted_20_Text">
      <style:paragraph-properties fo:margin-top="0in" fo:margin-bottom="0in" loext:contextual-spacing="false" fo:line-height="145%" fo:orphans="2" fo:widows="2" fo:padding="0in" fo:border="none"/>
    </style:style>
    <style:style style:name="P9" style:family="paragraph" style:parent-style-name="Heading_20_2">
      <style:text-properties officeooo:rsid="0005b0ad" officeooo:paragraph-rsid="0005b0ad"/>
    </style:style>
    <style:style style:name="T1" style:family="text">
      <style:text-properties fo:font-variant="normal" fo:text-transform="none" fo:color="#24292e" fo:letter-spacing="normal" style:font-name-asian="apple-system" style:font-style-asian="normal" style:font-weight-asian="bold"/>
    </style:style>
    <style:style style:name="T2" style:family="text">
      <style:text-properties fo:font-variant="normal" fo:text-transform="none" fo:color="#24292e" fo:letter-spacing="normal" fo:background-color="transparent" loext:char-shading-value="0" style:font-name-asian="SFMono-Regular" style:font-size-asian="9.75pt" style:font-style-asian="normal" style:font-weight-asian="normal" loext:padding="0in" loext:border="none"/>
    </style:style>
    <style:style style:name="T3" style:family="text">
      <style:text-properties fo:font-variant="normal" fo:text-transform="none" fo:color="#24292e" fo:letter-spacing="normal" fo:background-color="transparent" loext:char-shading-value="0" loext:padding="0in" loext:border="none"/>
    </style:style>
    <style:style style:name="T4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loext:padding="0in" loext:border="none"/>
    </style:style>
    <style:style style:name="T5" style:family="text">
      <style:text-properties fo:font-variant="normal" fo:text-transform="none" style:font-name="SFMono-Regular" fo:font-size="9.75pt" fo:letter-spacing="normal" fo:font-style="normal" fo:font-weight="normal" fo:background-color="transparent" loext:char-shading-value="0" loext:padding="0in" loext:border="none"/>
    </style:style>
    <style:style style:name="T6" style:family="text">
      <style:text-properties fo:font-variant="normal" fo:text-transform="none" fo:letter-spacing="normal" fo:background-color="transparent" loext:char-shading-value="0" style:font-name-asian="SFMono-Regular" style:font-size-asian="9.75pt" style:font-style-asian="normal" style:font-weight-asian="normal" loext:padding="0in" loext:border="none"/>
    </style:style>
    <style:style style:name="T7" style:family="text">
      <style:text-properties fo:font-variant="normal" fo:text-transform="none" fo:letter-spacing="normal" fo:background-color="transparent" loext:char-shading-value="0" loext:padding="0in" loext:border="none"/>
    </style:style>
    <style:style style:name="T8" style:family="text">
      <style:text-properties fo:font-variant="normal" fo:text-transform="none" fo:color="#000000" style:font-name="SFMono-Regular" fo:font-size="9.75pt" fo:letter-spacing="normal" fo:font-style="normal" fo:font-weight="normal" fo:background-color="transparent" loext:char-shading-value="0" loext:padding="0in" loext:border="none"/>
    </style:style>
    <style:style style:name="T9" style:family="text">
      <style:text-properties fo:font-variant="normal" fo:text-transform="none" fo:color="#000000" style:font-name="SFMono-Regular" fo:font-size="9.75pt" fo:letter-spacing="normal" fo:font-style="normal" fo:font-weight="normal" loext:padding="0in" loext:border="none"/>
    </style:style>
    <style:style style:name="T10" style:family="text">
      <style:text-properties fo:font-variant="normal" fo:text-transform="none" fo:color="#000000" style:font-name="SFMono-Regular" fo:font-size="9.75pt" fo:letter-spacing="normal" fo:font-style="normal" fo:font-weight="normal" loext:padding="0in" loext:border="none" fo:background-color="#ffffff"/>
    </style:style>
    <style:style style:name="T11" style:family="text">
      <style:text-properties fo:font-variant="normal" fo:text-transform="none" fo:color="#000000" style:font-name="SFMono-Regular" fo:font-size="9.75pt" fo:letter-spacing="normal" fo:font-style="normal" fo:font-weight="normal" fo:background-color="#ffffff" loext:char-shading-value="0" loext:padding="0in" loext:border="none"/>
    </style:style>
    <style:style style:name="T12" style:family="text">
      <style:text-properties fo:font-variant="normal" fo:text-transform="none" fo:color="#000000" style:font-name="SFMono-Regular" fo:font-size="9.75pt" fo:letter-spacing="normal" fo:font-style="normal" fo:font-weight="normal" fo:background-color="#ffffff" loext:char-shading-value="0" loext:padding="0in" loext:border="none"/>
    </style:style>
    <style:style style:name="T13" style:family="text">
      <style:text-properties fo:font-variant="normal" fo:text-transform="none" fo:color="#000000" fo:letter-spacing="normal" fo:background-color="transparent" loext:char-shading-value="0" style:font-name-asian="SFMono-Regular" style:font-size-asian="9.75pt" style:font-style-asian="normal" style:font-weight-asian="normal" loext:padding="0in" loext:border="none"/>
    </style:style>
    <style:style style:name="T14" style:family="text">
      <style:text-properties fo:font-variant="normal" fo:text-transform="none" fo:color="#000000" fo:letter-spacing="normal" fo:background-color="transparent" loext:char-shading-value="0" loext:padding="0in" loext:border="none"/>
    </style:style>
    <style:style style:name="T15" style:family="text">
      <style:text-properties fo:font-variant="normal" fo:text-transform="none" fo:color="#000000" fo:letter-spacing="normal" style:font-name-asian="SFMono-Regular" style:font-size-asian="9.75pt" style:font-style-asian="normal" style:font-weight-asian="normal" loext:padding="0in" loext:border="none"/>
    </style:style>
    <style:style style:name="T16" style:family="text">
      <style:text-properties fo:font-variant="normal" fo:text-transform="none" fo:color="#000000" fo:letter-spacing="normal" style:font-name-asian="SFMono-Regular" style:font-size-asian="9.75pt" style:font-style-asian="normal" style:font-weight-asian="normal" loext:padding="0in" loext:border="none" fo:background-color="#ffffff"/>
    </style:style>
    <style:style style:name="T17" style:family="text">
      <style:text-properties fo:font-variant="normal" fo:text-transform="none" fo:color="#000000" fo:letter-spacing="normal" loext:padding="0in" loext:border="none"/>
    </style:style>
    <style:style style:name="T18" style:family="text">
      <style:text-properties fo:font-variant="normal" fo:text-transform="none" fo:color="#000000" fo:letter-spacing="normal" loext:padding="0in" loext:border="none" fo:background-color="#ffffff"/>
    </style:style>
    <style:style style:name="T19" style:family="text">
      <style:text-properties fo:font-variant="normal" fo:text-transform="none" fo:color="#000000" fo:letter-spacing="normal" fo:background-color="#ffffff" loext:char-shading-value="0" style:font-name-asian="SFMono-Regular" style:font-size-asian="9.75pt" style:font-style-asian="normal" style:font-weight-asian="normal" loext:padding="0in" loext:border="none"/>
    </style:style>
    <style:style style:name="T20" style:family="text">
      <style:text-properties fo:font-variant="normal" fo:text-transform="none" fo:color="#000000" fo:letter-spacing="normal" fo:background-color="#ffffff" loext:char-shading-value="0" style:font-name-asian="SFMono-Regular" style:font-size-asian="9.75pt" style:font-style-asian="normal" style:font-weight-asian="normal" loext:padding="0in" loext:border="none"/>
    </style:style>
    <style:style style:name="T21" style:family="text">
      <style:text-properties fo:font-variant="normal" fo:text-transform="none" fo:color="#000000" fo:letter-spacing="normal" officeooo:rsid="0005b0ad" fo:background-color="#ffffff" loext:char-shading-value="0" style:font-name-asian="SFMono-Regular" style:font-size-asian="9.75pt" style:font-style-asian="normal" style:font-weight-asian="normal" loext:padding="0in" loext:border="none"/>
    </style:style>
    <style:style style:name="T22" style:family="text">
      <style:text-properties fo:font-variant="normal" fo:text-transform="none" fo:color="#000000" fo:letter-spacing="normal" fo:background-color="#ffffff" loext:char-shading-value="0" loext:padding="0in" loext:border="none"/>
    </style:style>
    <style:style style:name="T23" style:family="text">
      <style:text-properties fo:font-variant="normal" fo:text-transform="none" fo:color="#000000" fo:letter-spacing="normal" fo:background-color="#ffffff" loext:char-shading-value="0" loext:padding="0in" loext:border="none"/>
    </style:style>
    <style:style style:name="T24" style:family="text">
      <style:text-properties fo:font-variant="normal" fo:text-transform="none" fo:color="#000000" fo:font-size="10pt" fo:letter-spacing="normal" officeooo:rsid="0005b0ad" fo:background-color="#ffffff" loext:char-shading-value="0" style:font-name-asian="SFMono-Regular" style:font-size-asian="9.75pt" style:font-style-asian="normal" style:font-weight-asian="normal" style:font-size-complex="10pt" loext:padding="0in" loext:border="none"/>
    </style:style>
    <style:style style:name="T25" style:family="text">
      <style:text-properties officeooo:rsid="0005cf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机器学习工程师纳米学位</text:h>
      <text:p text:style-name="P1"><text:span text:style-name="T1"/></text:p>
      <text:h text:style-name="P9" text:outline-level="2">报告人/时间</text:h>
      <text:p text:style-name="P3">何龙</text:p>
      <text:p text:style-name="P2">2018-09-28</text:p>
      <text:h text:style-name="Heading_20_2" text:outline-level="2">开题报告</text:h>
      <text:h text:style-name="Heading_20_3" text:outline-level="3">领域背景</text:h>
      <text:p text:style-name="P7"><text:span text:style-name="Source_20_Text"><text:span text:style-name="T21"><text:tab/>Rossmann在全欧洲有超过6000家药店，预测销售额一直是他们商店经理的工作，他们根据直觉来预测，</text:span></text:span></text:p>
      <text:p text:style-name="P7"><text:span text:style-name="Source_20_Text"><text:span text:style-name="T21">准确率有很大变化，现在我们要帮助构建一个销售额预测模型，针对位于德国的1115家店进行6周的销</text:span></text:span></text:p>
      <text:p text:style-name="P7"><text:span text:style-name="Source_20_Text"><text:span text:style-name="T21">售额预测，对于销售额的预测可以帮助经理们更合理的安排员工上班时间表、销售活动等。</text:span></text:span></text:p>
      <text:p text:style-name="P7"><text:span text:style-name="Source_20_Text"><text:span text:style-name="T21"><text:tab/>使用机器学习去预测能够达到人不能做到的准确率，因为模型考虑了整个分布在德国的商店的数据，并结合</text:span></text:span></text:p>
      <text:p text:style-name="P7"><text:span text:style-name="Source_20_Text"><text:span text:style-name="T21">这些数据得到结论，相比较，商店经理更多的只是依赖自己管理的商店的数据，我们直到在数据量少的时候</text:span></text:span></text:p>
      <text:p text:style-name="P7"><text:span text:style-name="Source_20_Text"><text:span text:style-name="T21">结果是无法泛化的，准确率也就无法保证，这是一个典型的机器学习有监督的回归问题，相关算法模型已经</text:span></text:span></text:p>
      <text:p text:style-name="P7"><text:span text:style-name="Source_20_Text"><text:span text:style-name="T21">非常成熟，同时拥有Rossmann提供的大量数据保证了这一问题是可以解决的。</text:span></text:span></text:p>
      <text:p text:style-name="P7"><text:span text:style-name="Source_20_Text"><text:span text:style-name="T21"><text:tab/>这是一个非常普遍的机器学习应用场景，相信在现实中也有无数公司在利用机器学习进行自己的销售额预测，</text:span></text:span></text:p>
      <text:p text:style-name="P7"><text:span text:style-name="Source_20_Text"><text:span text:style-name="T21">解决一个现实的问题会让我更加对机器学习有自信，相信它是未来社会不可或缺的工具，并且跟人们的生活</text:span></text:span></text:p>
      <text:p text:style-name="P7"><text:span text:style-name="Source_20_Text"><text:span text:style-name="T21">息息相关，解决起来体会会更深。</text:span></text:span></text:p>
      <text:h text:style-name="Heading_20_3" text:outline-level="3">问题描述</text:h>
      <text:p text:style-name="P3"><text:tab/> <text:span text:style-name="Source_20_Text"><text:span text:style-name="T21">针对位于德国的1115家店进行6周的销售额预测，销售额是一个数值型数据，所需数据kaggle已经提供，其中包含训练数据、商店数据、测试数据，根据评价指标，也就是预测值与实际值的差值越小越好。</text:span></text:span></text:p>
      <text:h text:style-name="Heading_20_3" text:outline-level="3">数据集和输入</text:h>
      <text:p text:style-name="P4"><text:tab/><text:span text:style-name="Source_20_Text"><text:span text:style-name="T24">本项目数据集来源于kaggle，数据本身是针对该项目收集的数据，所以可以使用他们来进行模型的训练，对于额外的store.csv数据，它是针对每个商店的具体信息，既然是分析商店的销售额，它肯定是非常有用的，因此要想办法结合进train.csv中一起处理，同时对于类别数据要多关注，时间序列相关的字段也要特别处理。</text:span></text:span></text:p>
      <text:h text:style-name="Heading_20_3" text:outline-level="3">解决方案</text:h>
      <text:p text:style-name="P5"><text:span text:style-name="Source_20_Text"><text:span text:style-name="T24"><text:tab/>首先对于数据的预处理中要关注store.csv以及类别字段、时间序列字段等，由于处理后维度很高，此处需要进行主成分分析，模型上使用集成学习Adaboost，根据kaggle指定的评价指标RMSPE进行模型评估以及调参。</text:span></text:span></text:p>
      <text:h text:style-name="Heading_20_3" text:outline-level="3">基准模型</text:h>
      <text:p text:style-name="P4"><text:tab/><text:span text:style-name="Source_20_Text"><text:span text:style-name="T24">基准模型选择恒预测为mean值，使用评价指标对于基准模型和所选模型的预测分别进行计算，并比较二者差别。</text:span></text:span></text:p>
      <text:h text:style-name="Heading_20_3" text:outline-level="3"><text:soft-page-break/>评价指标</text:h>
      <text:p text:style-name="P4"><text:tab/><text:span text:style-name="Source_20_Text"><text:span text:style-name="T24">RMSE(Root Mean Square Error):sqrt((sum(X_obs_i-X_model_i)^2)/n)，均方根误差用于描述预测值与实际值之间的偏差，应用于本项目即为预测销售额与实际销售额之前的偏差，可以很好的评估模型的性能。</text:span></text:span></text:p>
      <text:h text:style-name="Heading_20_3" text:outline-level="3">项目设计</text:h>
      <text:p text:style-name="P5">1. 工作流程</text:p>
      <text:p text:style-name="P5"><text:tab/>0. train.csv、store.csv数据读取。</text:p>
      <text:p text:style-name="P5"><text:tab/>1. 根据store Id链接成一个大表。</text:p>
      <text:p text:style-name="P5"><text:tab/>2. One-Hot处理类别字段。</text:p>
      <text:p text:style-name="P5"><text:tab/>3. 暂时不处理处理时间序列。</text:p>
      <text:p text:style-name="P5"><text:tab/>4. PCA。</text:p>
      <text:p text:style-name="P5"><text:tab/>5. 划分为训练数据和验证数据。</text:p>
      <text:p text:style-name="P5"><text:tab/>6. 应用模型训练。</text:p>
      <text:p text:style-name="P5"><text:tab/>7. 对比模型与基准模型在评价指标上的得分。</text:p>
      <text:p text:style-name="P5"><text:tab/>8. 持续优化模型。</text:p>
      <text:p text:style-name="P5"><text:tab/>9. 上传到kaggle。</text:p>
      <text:p text:style-name="P5">2. 采用什么策略</text:p>
      <text:p text:style-name="P5"><text:tab/>PCA+Adaboost。</text:p>
      <text:p text:style-name="P5">3. 需要对数据进行哪些前期分析</text:p>
      <text:p text:style-name="P5"><text:tab/>0. train与store的链接。</text:p>
      <text:p text:style-name="P5"><text:tab/>1. 分类字段的One-Hot编码处理。</text:p>
      <text:p text:style-name="P5"><text:tab/>2. 时间序列字段的针对性处理。</text:p>
      <text:p text:style-name="P5"><text:tab/>3. PCA处理。</text:p>
      <text:p text:style-name="P5">4. 算法是否有更详细的讨论</text:p>
      <text:p text:style-name="P5"><text:tab/>1. train与store的链接，以及链接后的字段保留与否。</text:p>
      <text:p text:style-name="P5"><text:tab/>2. 时间序列如何使用。</text:p>
      <text:p text:style-name="P5"><text:tab/>3. Adaboost算法细节。</text:p>
      <text:p text:style-name="P5">5. 考虑包含小的可视化、伪代码、图表等信息来更好的描述项目设计</text:p>
      <text:p text:style-name="P5"><text:soft-page-break/><text:tab/>1. 不使用store、使用store不处理时间序列、使用store且处理时间序列，三种不同数据处理下的模型预测结果对比。</text:p>
      <text:p text:style-name="P5"><text:tab/>2. 最优的数据处理下的模型与基准模型的结果对比。</text:p>
      <text:p text:style-name="P5"><text:tab/>3. Adaboost对比其他模型的结果对比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1:54:54.840516785</meta:creation-date>
    <meta:generator>LibreOffice/5.1.6.2$Linux_X86_64 LibreOffice_project/10m0$Build-2</meta:generator>
    <dc:date>2018-09-28T12:19:54.490497607</dc:date>
    <meta:editing-duration>PT3M51S</meta:editing-duration>
    <meta:editing-cycles>1</meta:editing-cycles>
    <meta:document-statistic meta:table-count="0" meta:image-count="0" meta:object-count="0" meta:page-count="3" meta:paragraph-count="53" meta:word-count="1214" meta:character-count="1534" meta:non-whitespace-character-count="1475"/>
  </office:meta>
</office:document-meta>
</file>